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row-height="1.6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cfe0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text-properties style:font-name="Ubuntu Light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/>
    </style:style>
    <style:style style:name="P36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aab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aab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ba7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ba7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6"><text:placeholder text:placeholder-type="text">&lt;o.partner_id.sql_customer_code&gt;</text:placeholder></text:p>
          </table:table-cell>
          <table:table-cell table:style-name="Tabella3.B2" office:value-type="string">
            <text:p text:style-name="P77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30"><text:placeholder text:placeholder-type="text">&lt;o.ddt_number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/>
          </table:table-cell>
          <table:covered-table-cell/>
          <table:table-cell table:style-name="Tabella3.A1" office:value-type="string">
            <text:p text:style-name="P62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8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8">DESTINATARIO / <text:span text:style-name="T12">CONSIGNEE</text:span></text:p>
            <text:p text:style-name="P29"><text:placeholder text:placeholder-type="text">&lt;o.destination_partner_id.name&gt;</text:placeholder></text:p>
            <text:p text:style-name="P3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5"/>
          </table:table-cell>
          <table:covered-table-cell/>
          <table:table-cell table:style-name="Tabella3.C6" office:value-type="string">
            <text:p text:style-name="P3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5"/>
          </table:table-cell>
          <table:covered-table-cell/>
          <table:table-cell table:style-name="Tabella3.C7" office:value-type="string">
            <text:p text:style-name="P39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2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28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8"><text:placeholder text:placeholder-type="text">&lt;o.destination_partner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8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63">DESCRIZIONE ARTICOLO / <text:span text:style-name="T9">ITEM</text:span> DESCRIPTION</text:p>
            </table:table-cell>
            <table:table-cell table:style-name="Tabella1.C1" office:value-type="string">
              <text:p text:style-name="P49">COLORE / COLOUR</text:p>
            </table:table-cell>
            <table:table-cell table:style-name="Tabella1.A1" office:value-type="string">
              <text:p text:style-name="P48">U.M.</text:p>
            </table:table-cell>
            <table:table-cell table:style-name="Tabella1.B1" office:value-type="string">
              <text:p text:style-name="P48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1"/>
          </table:table-cell>
          <table:table-cell table:style-name="Tabella1.B3" table:number-columns-spanned="2" office:value-type="string">
            <text:p text:style-name="P65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6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64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3"><text:placeholder text:placeholder-type="text">&lt;l.product_id.colour or ''&gt;</text:placeholder></text:p>
          </table:table-cell>
          <table:table-cell table:style-name="Tabella1.D6" office:value-type="string">
            <text:p text:style-name="P44"><text:s/><text:placeholder text:placeholder-type="text">&lt;l.product_uom.name&gt;</text:placeholder></text:p>
          </table:table-cell>
          <table:table-cell table:style-name="Tabella1.E6" office:value-type="string">
            <text:p text:style-name="P6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7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5"/>
          </table:table-cell>
          <table:table-cell table:style-name="Tabella1.B9" table:number-columns-spanned="2" office:value-type="string">
            <text:p text:style-name="P65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0">NOTE / <text:span text:style-name="T10">NOTES</text:span></text:p>
            <text:p text:style-name="P42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69">TELEFONO / PHONE</text:p>
          </table:table-cell>
          <table:covered-table-cell/>
          <table:covered-table-cell/>
          <table:table-cell table:style-name="Tabella2.A1" office:value-type="string">
            <text:p text:style-name="P69">N. COLLI / COLLS</text:p>
          </table:table-cell>
          <table:table-cell table:style-name="Tabella2.E1" office:value-type="string">
            <text:p text:style-name="P69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0"/>
          </table:table-cell>
          <table:covered-table-cell/>
          <table:covered-table-cell/>
          <table:table-cell table:style-name="Tabella2.A2" office:value-type="string">
            <text:p text:style-name="P55"><text:placeholder text:placeholder-type="text">&lt;o.parcels&gt;</text:placeholder></text:p>
          </table:table-cell>
          <table:table-cell table:style-name="Tabella2.E2" office:value-type="string">
            <text:p text:style-name="P54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6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6">FIRMA CONDUCENTE / CARRIER7S SIGNATURE</text:p>
          </table:table-cell>
          <table:table-cell table:style-name="Tabella2.E2" office:value-type="string">
            <text:p text:style-name="P51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2"><text:placeholder text:placeholder-type="text">&lt;"CORRIERE: %s" %(o.carrier_id.name) if o.carrier_id else ''&gt;</text:placeholder></text:p>
            <text:p text:style-name="P26"><text:placeholder text:placeholder-type="text">&lt;o.carrier_id.partn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0"/>
          </table:table-cell>
          <table:table-cell table:style-name="Tabella2.E2" office:value-type="string">
            <text:p text:style-name="P53"><text:placeholder text:placeholder-type="text">&lt;o.min_date or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7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26"><text:placeholder text:placeholder-type="text">&lt;o.carrier_id.partner_id.zip&gt;</text:placeholder> <text:span text:style-name="T11"><text:placeholder text:placeholder-type="text">&lt;o.carrier_id.partner_id.city&gt;</text:placeholder></text:span></text:p>
          </table:table-cell>
          <table:covered-table-cell/>
          <table:table-cell table:style-name="Tabella2.C6" office:value-type="string">
            <text:p text:style-name="P27"><text:placeholder text:placeholder-type="text">&lt;o.carrier_id.partner_id.state_id.code&gt;</text:placeholder></text:p>
          </table:table-cell>
          <table:covered-table-cell/>
          <table:table-cell table:style-name="Tabella2.E2" office:value-type="string">
            <text:p text:style-name="P59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6"><text:placeholder text:placeholder-type="text">&lt;"P.IVA: %s" %(o.carrier_id.partner_id.vat) if o.carrier_id and o.carrier_id.vat else ''&gt;</text:placeholder></text:p>
          </table:table-cell>
          <table:table-cell table:style-name="Tabella2.C6" table:number-columns-spanned="2" office:value-type="string">
            <text:p text:style-name="P57"><text:placeholder text:placeholder-type="text">&lt;"Tel: %s" %(o.carrier_id.partn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4">FIRMA DESTINATARIO / CONSIGNEE'S SIGNATURE</text:p>
          </table:table-cell>
          <table:table-cell table:style-name="Tabella2.E2" office:value-type="string">
            <text:p text:style-name="P50">ASPETTO DEI BENI / GOODS DESCRIPTION</text:p>
          </table:table-cell>
        </table:table-row>
        <text:soft-page-break/>
        <table:table-row table:style-name="Tabella2.8">
          <table:table-cell table:style-name="Tabella2.A2" table:number-columns-spanned="3" office:value-type="string">
            <text:p text:style-name="P58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35"/>
          </table:table-cell>
          <table:table-cell table:style-name="Tabella2.E2" office:value-type="string">
            <text:p text:style-name="P59"><text:placeholder text:placeholder-type="text">&lt;o.goods_description_id.name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 style:shadow="none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30T08:31:46.022112167</dc:date>
    <meta:editing-duration>P5DT21H16M19S</meta:editing-duration>
    <meta:editing-cycles>716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79" meta:word-count="256" meta:character-count="2370" meta:non-whitespace-character-count="2189"/>
    <meta:user-defined meta:name="Info 1"/>
    <meta:user-defined meta:name="Info 2"/>
    <meta:user-defined meta:name="Info 3"/>
    <meta:user-defined meta:name="Info 4"/>
  </office:meta>
</office:document-meta>
</file>